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fill-color="#ffffff" draw:textarea-vertical-align="middle"/>
    </style:style>
    <style:style style:name="gr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cm"/>
    </style:style>
    <style:style style:name="gr5" style:family="graphic" style:parent-style-name="objectwithoutfill">
      <style:graphic-properties draw:stroke="dash" draw:stroke-dash="Fine_20_Dashed" svg:stroke-color="#ff950e" draw:fill="none" draw:fill-color="#c5000b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DejaVu Serif"/>
    </style:style>
    <style:style style:name="P3" style:family="paragraph">
      <style:paragraph-properties fo:margin-left="3.281cm" fo:margin-right="-2.211cm" fo:text-align="center" fo:text-indent="-3.269cm"/>
    </style:style>
    <style:style style:name="P4" style:family="paragraph">
      <style:paragraph-properties fo:margin-left="3.281cm" fo:margin-right="-2.211cm" fo:text-indent="-3.269cm"/>
    </style:style>
    <style:style style:name="T1" style:family="text">
      <style:text-properties style:font-name="DejaVu Serif"/>
    </style:style>
    <style:style style:name="T2" style:family="text">
      <style:text-properties style:text-position="-33% 58%" style:font-name="DejaV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8.463cm" svg:x="6.461cm" svg:y="9.808cm">
          <text:p/>
          <draw:enhanced-geometry svg:viewBox="0 0 21600 21600" draw:glue-points="?f7 0 ?f6 ?f1 0 ?f10 ?f6 21600 ?f4 ?f10 21600 ?f9" draw:path-stretchpoint-x="10800" draw:path-stretchpoint-y="10800" draw:text-areas="0 ?f1 ?f4 ?f12" draw:mirror-vertical="true" draw:mirror-horizontal="true" draw:type="cube" draw:modifiers="5327.120822622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6.588cm" svg:y1="18.272cm" svg:x2="15.097cm" svg:y2="16.24cm">
          <text:p/>
        </draw:line>
        <draw:frame draw:style-name="gr3" draw:text-style-name="P2" draw:layer="layout" svg:width="1.091cm" svg:height="1.133cm" svg:x="9.382cm" svg:y="16.367cm">
          <draw:text-box>
            <text:p text:style-name="P2"><text:span text:style-name="T1">c</text:span><text:span text:style-name="T2">1</text:span></text:p>
          </draw:text-box>
        </draw:frame>
        <draw:line draw:style-name="gr2" draw:text-style-name="P3" draw:layer="layout" svg:x1="6.461cm" svg:y1="11.795cm" svg:x2="15.097cm" svg:y2="9.89cm">
          <text:p/>
        </draw:line>
        <draw:frame draw:style-name="gr3" draw:text-style-name="P2" draw:layer="layout" svg:width="1.091cm" svg:height="1.133cm" svg:x="9.382cm" svg:y="9.768cm">
          <draw:text-box>
            <text:p text:style-name="P2"><text:span text:style-name="T1">c</text:span><text:span text:style-name="T2">1</text:span></text:p>
          </draw:text-box>
        </draw:frame>
        <draw:frame draw:style-name="gr4" draw:text-style-name="P4" draw:layer="layout" svg:width="0.127cm" svg:height="0.988cm" svg:x="5.318cm" svg:y="14.589cm">
          <draw:text-box>
            <text:p/>
          </draw:text-box>
        </draw:frame>
        <draw:frame draw:style-name="gr3" draw:text-style-name="P2" draw:layer="layout" svg:width="0.879cm" svg:height="0.988cm" svg:x="5.283cm" svg:y="14.068cm">
          <draw:text-box>
            <text:p text:style-name="P2"><text:span text:style-name="T1">a</text:span></text:p>
          </draw:text-box>
        </draw:frame>
        <draw:line draw:style-name="gr5" draw:text-style-name="P3" draw:layer="layout" svg:x1="6.461cm" svg:y1="18.145cm" svg:x2="14.97cm" svg:y2="9.89cm">
          <text:p/>
        </draw:line>
        <draw:frame draw:style-name="gr3" draw:text-style-name="P2" draw:layer="layout" svg:width="1.091cm" svg:height="1.133cm" svg:x="10.283cm" svg:y="14.069cm">
          <draw:text-box>
            <text:p text:style-name="P2"><text:span text:style-name="T1">c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8.043cm" fo:margin-bottom="8.737cm" fo:margin-left="4.269cm" fo:margin-right="4.7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3T20:17:31.186335671</meta:creation-date>
    <dc:date>2014-01-03T20:41:36.003162222</dc:date>
    <meta:editing-duration>PT15M56S</meta:editing-duration>
    <meta:editing-cycles>8</meta:editing-cycles>
    <meta:generator>LibreOffice/4.1.4.2$Linux_X86_64 LibreOffice_project/410m0$Build-2</meta:generator>
    <meta:document-statistic meta:object-count="9"/>
  </office:meta>
</office:document-meta>
</file>